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1e47" officeooo:paragraph-rsid="000a1e47" style:font-size-asian="15pt" style:font-size-complex="15pt"/>
    </style:style>
    <style:style style:name="P2" style:family="paragraph" style:parent-style-name="Standard">
      <style:text-properties fo:font-size="15pt" officeooo:rsid="000c0f85" officeooo:paragraph-rsid="000c0f85" style:font-size-asian="15pt" style:font-size-complex="15pt"/>
    </style:style>
    <style:style style:name="P3" style:family="paragraph" style:parent-style-name="Standard">
      <style:text-properties fo:font-size="15pt" officeooo:rsid="000c87cc" officeooo:paragraph-rsid="000c87cc" style:font-size-asian="15pt" style:font-size-complex="15pt"/>
    </style:style>
    <style:style style:name="P4" style:family="paragraph" style:parent-style-name="Standard">
      <style:text-properties fo:font-size="15pt" officeooo:rsid="000cf280" officeooo:paragraph-rsid="000cf280" style:font-size-asian="15pt" style:font-size-complex="15pt"/>
    </style:style>
    <style:style style:name="P5" style:family="paragraph" style:parent-style-name="Standard">
      <style:text-properties fo:font-size="15pt" officeooo:rsid="000e16e1" officeooo:paragraph-rsid="000e16e1" style:font-size-asian="15pt" style:font-size-complex="15pt"/>
    </style:style>
    <style:style style:name="P6" style:family="paragraph" style:parent-style-name="Standard">
      <style:text-properties fo:font-size="15pt" officeooo:rsid="000e252d" officeooo:paragraph-rsid="000e252d" style:font-size-asian="15pt" style:font-size-complex="15pt"/>
    </style:style>
    <style:style style:name="P7" style:family="paragraph" style:parent-style-name="Standard">
      <style:text-properties fo:font-size="15pt" officeooo:rsid="00100638" officeooo:paragraph-rsid="00100638" style:font-size-asian="15pt" style:font-size-complex="15pt"/>
    </style:style>
    <style:style style:name="P8" style:family="paragraph" style:parent-style-name="Standard">
      <style:text-properties fo:font-size="15pt" officeooo:rsid="00103a18" officeooo:paragraph-rsid="00103a18" style:font-size-asian="15pt" style:font-size-complex="15pt"/>
    </style:style>
    <style:style style:name="P9" style:family="paragraph" style:parent-style-name="Standard">
      <style:text-properties fo:font-size="15pt" officeooo:rsid="0014b1ea" officeooo:paragraph-rsid="0014b1ea" style:font-size-asian="15pt" style:font-size-complex="15pt"/>
    </style:style>
    <style:style style:name="P10" style:family="paragraph" style:parent-style-name="Standard">
      <style:text-properties fo:font-size="15pt" officeooo:rsid="00175a3f" officeooo:paragraph-rsid="00175a3f" style:font-size-asian="15pt" style:font-size-complex="15pt"/>
    </style:style>
    <style:style style:name="P11" style:family="paragraph" style:parent-style-name="Standard">
      <style:text-properties fo:font-size="15pt" officeooo:rsid="00175a3f" officeooo:paragraph-rsid="003660c5" style:font-size-asian="15pt" style:font-size-complex="15pt"/>
    </style:style>
    <style:style style:name="P12" style:family="paragraph" style:parent-style-name="Standard">
      <style:text-properties fo:font-size="15pt" officeooo:rsid="00175a3f" officeooo:paragraph-rsid="00376b14" style:font-size-asian="15pt" style:font-size-complex="15pt"/>
    </style:style>
    <style:style style:name="P13" style:family="paragraph" style:parent-style-name="Standard">
      <style:text-properties fo:font-size="15pt" officeooo:rsid="00179140" officeooo:paragraph-rsid="00179140" style:font-size-asian="15pt" style:font-size-complex="15pt"/>
    </style:style>
    <style:style style:name="P14" style:family="paragraph" style:parent-style-name="Standard">
      <style:text-properties fo:font-size="15pt" officeooo:rsid="0018fcbf" officeooo:paragraph-rsid="0018fcbf" style:font-size-asian="15pt" style:font-size-complex="15pt"/>
    </style:style>
    <style:style style:name="P15" style:family="paragraph" style:parent-style-name="Standard">
      <style:text-properties fo:font-size="15pt" officeooo:rsid="0019fc10" officeooo:paragraph-rsid="0019fc10" style:font-size-asian="15pt" style:font-size-complex="15pt"/>
    </style:style>
    <style:style style:name="P16" style:family="paragraph" style:parent-style-name="Standard">
      <style:text-properties fo:font-size="15pt" officeooo:rsid="001bfa1f" officeooo:paragraph-rsid="001bfa1f" style:font-size-asian="15pt" style:font-size-complex="15pt"/>
    </style:style>
    <style:style style:name="P17" style:family="paragraph" style:parent-style-name="Standard">
      <style:text-properties fo:font-size="15pt" officeooo:rsid="001def82" officeooo:paragraph-rsid="00179140" style:font-size-asian="15pt" style:font-size-complex="15pt"/>
    </style:style>
    <style:style style:name="P18" style:family="paragraph" style:parent-style-name="Standard">
      <style:text-properties fo:font-size="15pt" officeooo:rsid="001def82" officeooo:paragraph-rsid="001def82" style:font-size-asian="15pt" style:font-size-complex="15pt"/>
    </style:style>
    <style:style style:name="P19" style:family="paragraph" style:parent-style-name="Standard">
      <style:text-properties fo:font-size="15pt" officeooo:rsid="001e38ba" officeooo:paragraph-rsid="001e38ba" style:font-size-asian="15pt" style:font-size-complex="15pt"/>
    </style:style>
    <style:style style:name="P20" style:family="paragraph" style:parent-style-name="Standard">
      <style:text-properties fo:font-size="15pt" officeooo:rsid="00202603" officeooo:paragraph-rsid="00202603" style:font-size-asian="15pt" style:font-size-complex="15pt"/>
    </style:style>
    <style:style style:name="P21" style:family="paragraph" style:parent-style-name="Standard">
      <style:text-properties fo:font-size="15pt" officeooo:rsid="00203b9c" officeooo:paragraph-rsid="00231aa9" style:font-size-asian="15pt" style:font-size-complex="15pt"/>
    </style:style>
    <style:style style:name="P22" style:family="paragraph" style:parent-style-name="Standard">
      <style:text-properties fo:font-size="15pt" officeooo:rsid="00219dc8" officeooo:paragraph-rsid="00219dc8" style:font-size-asian="15pt" style:font-size-complex="15pt"/>
    </style:style>
    <style:style style:name="P23" style:family="paragraph" style:parent-style-name="Standard">
      <style:text-properties fo:font-size="15pt" officeooo:rsid="00295966" officeooo:paragraph-rsid="00295966" style:font-size-asian="15pt" style:font-size-complex="15pt"/>
    </style:style>
    <style:style style:name="P24" style:family="paragraph" style:parent-style-name="Standard">
      <style:text-properties fo:font-size="15pt" officeooo:rsid="002e6aea" officeooo:paragraph-rsid="002e6aea" style:font-size-asian="15pt" style:font-size-complex="15pt"/>
    </style:style>
    <style:style style:name="P25" style:family="paragraph" style:parent-style-name="Standard">
      <style:text-properties fo:font-size="15pt" officeooo:rsid="002f5331" officeooo:paragraph-rsid="00311788" style:font-size-asian="15pt" style:font-size-complex="15pt"/>
    </style:style>
    <style:style style:name="P26" style:family="paragraph" style:parent-style-name="Standard">
      <style:text-properties fo:font-size="15pt" officeooo:rsid="003545fc" officeooo:paragraph-rsid="003545fc" style:font-size-asian="15pt" style:font-size-complex="15pt"/>
    </style:style>
    <style:style style:name="P27" style:family="paragraph" style:parent-style-name="Standard">
      <style:text-properties fo:font-size="15pt" officeooo:rsid="003660c5" officeooo:paragraph-rsid="00376b14" style:font-size-asian="15pt" style:font-size-complex="15pt"/>
    </style:style>
    <style:style style:name="P28" style:family="paragraph" style:parent-style-name="Standard">
      <style:text-properties fo:font-size="15pt" officeooo:rsid="003660c5" officeooo:paragraph-rsid="0038b2ea" style:font-size-asian="15pt" style:font-size-complex="15pt"/>
    </style:style>
    <style:style style:name="P29" style:family="paragraph" style:parent-style-name="Standard">
      <style:text-properties fo:font-size="15pt" officeooo:rsid="0038b2ea" officeooo:paragraph-rsid="0038b2ea" style:font-size-asian="15pt" style:font-size-complex="15pt"/>
    </style:style>
    <style:style style:name="P30" style:family="paragraph" style:parent-style-name="Standard">
      <style:text-properties fo:font-size="15pt" officeooo:rsid="003e5a9a" officeooo:paragraph-rsid="003e5a9a" style:font-size-asian="15pt" style:font-size-complex="15pt"/>
    </style:style>
    <style:style style:name="P31" style:family="paragraph" style:parent-style-name="Standard">
      <style:text-properties fo:font-size="15pt" officeooo:rsid="0044465a" officeooo:paragraph-rsid="0044465a" style:font-size-asian="15pt" style:font-size-complex="15pt"/>
    </style:style>
    <style:style style:name="P32" style:family="paragraph" style:parent-style-name="Standard">
      <style:text-properties fo:color="#cc0000" fo:font-size="15pt" officeooo:rsid="002e6aea" officeooo:paragraph-rsid="002e6aea" style:font-size-asian="15pt" style:font-size-complex="15pt"/>
    </style:style>
    <style:style style:name="P33" style:family="paragraph" style:parent-style-name="Standard">
      <style:text-properties fo:color="#cc0000" fo:font-size="15pt" officeooo:rsid="00175a3f" officeooo:paragraph-rsid="003660c5" style:font-size-asian="15pt" style:font-size-complex="15pt"/>
    </style:style>
    <style:style style:name="P34" style:family="paragraph" style:parent-style-name="Standard">
      <style:text-properties fo:color="#cc0000" fo:font-size="15pt" officeooo:rsid="0044465a" officeooo:paragraph-rsid="0044465a" style:font-size-asian="15pt" style:font-size-complex="15pt"/>
    </style:style>
    <style:style style:name="P35" style:family="paragraph" style:parent-style-name="Standard">
      <style:text-properties fo:color="#cc0000" fo:font-size="15pt" officeooo:rsid="0044465a" officeooo:paragraph-rsid="00454a3e" style:font-size-asian="15pt" style:font-size-complex="15pt"/>
    </style:style>
    <style:style style:name="P36" style:family="paragraph" style:parent-style-name="Standard">
      <style:text-properties fo:color="#000000" fo:font-size="15pt" officeooo:rsid="00393661" officeooo:paragraph-rsid="00393661" style:font-size-asian="15pt" style:font-size-complex="15pt"/>
    </style:style>
    <style:style style:name="P37" style:family="paragraph" style:parent-style-name="Standard">
      <style:text-properties fo:color="#000000" fo:font-size="15pt" officeooo:rsid="00454a3e" officeooo:paragraph-rsid="00454a3e" style:font-size-asian="15pt" style:font-size-complex="15pt"/>
    </style:style>
    <style:style style:name="P38" style:family="paragraph" style:parent-style-name="Standard">
      <style:text-properties fo:color="#000000" fo:font-size="15pt" officeooo:rsid="00454ffa" officeooo:paragraph-rsid="00454ffa" style:font-size-asian="15pt" style:font-size-complex="15pt"/>
    </style:style>
    <style:style style:name="P39" style:family="paragraph" style:parent-style-name="Standard">
      <style:text-properties fo:color="#000000" fo:font-size="15pt" officeooo:rsid="00454ffa" officeooo:paragraph-rsid="00486601" style:font-size-asian="15pt" style:font-size-complex="15pt"/>
    </style:style>
    <style:style style:name="P40" style:family="paragraph" style:parent-style-name="Standard">
      <style:text-properties fo:color="#000000" fo:font-size="15pt" officeooo:rsid="004cd448" officeooo:paragraph-rsid="004cd448" style:font-size-asian="15pt" style:font-size-complex="15pt"/>
    </style:style>
    <style:style style:name="P41" style:family="paragraph" style:parent-style-name="Standard">
      <style:text-properties fo:color="#000000" fo:font-size="15pt" officeooo:rsid="004cd448" officeooo:paragraph-rsid="004d7940" style:font-size-asian="15pt" style:font-size-complex="15pt"/>
    </style:style>
    <style:style style:name="P42" style:family="paragraph" style:parent-style-name="Standard">
      <style:text-properties fo:color="#000000" fo:font-size="15pt" officeooo:rsid="004d7940" officeooo:paragraph-rsid="004d7940" style:font-size-asian="15pt" style:font-size-complex="15pt"/>
    </style:style>
    <style:style style:name="P43" style:family="paragraph" style:parent-style-name="Standard">
      <style:text-properties fo:color="#000000" fo:font-size="15pt" officeooo:rsid="00508c3c" officeooo:paragraph-rsid="00508c3c" style:font-size-asian="15pt" style:font-size-complex="15pt"/>
    </style:style>
    <style:style style:name="P44" style:family="paragraph" style:parent-style-name="Standard">
      <style:text-properties fo:color="#000000" fo:font-size="15pt" officeooo:rsid="00513d53" officeooo:paragraph-rsid="00513d53" style:font-size-asian="15pt" style:font-size-complex="15pt"/>
    </style:style>
    <style:style style:name="P45" style:family="paragraph" style:parent-style-name="Standard">
      <style:text-properties fo:color="#000000" fo:font-size="15pt" officeooo:rsid="0051430d" officeooo:paragraph-rsid="0051430d" style:font-size-asian="15pt" style:font-size-complex="15pt"/>
    </style:style>
    <style:style style:name="P46" style:family="paragraph" style:parent-style-name="Standard">
      <style:text-properties fo:color="#000000" fo:font-size="15pt" officeooo:rsid="00543791" officeooo:paragraph-rsid="00543791" style:font-size-asian="15pt" style:font-size-complex="15pt"/>
    </style:style>
    <style:style style:name="P47" style:family="paragraph" style:parent-style-name="Standard">
      <style:text-properties fo:color="#000000" fo:font-size="15pt" officeooo:rsid="005614a1" officeooo:paragraph-rsid="005614a1" style:font-size-asian="15pt" style:font-size-complex="15pt"/>
    </style:style>
    <style:style style:name="P48" style:family="paragraph" style:parent-style-name="Standard">
      <style:text-properties fo:color="#000000" fo:font-size="15pt" officeooo:rsid="00564390" officeooo:paragraph-rsid="00564390" style:font-size-asian="15pt" style:font-size-complex="15pt"/>
    </style:style>
    <style:style style:name="P49" style:family="paragraph" style:parent-style-name="Standard">
      <style:text-properties fo:color="#000000" fo:font-size="15pt" officeooo:rsid="00575c6e" officeooo:paragraph-rsid="00575c6e" style:font-size-asian="15pt" style:font-size-complex="15pt"/>
    </style:style>
    <style:style style:name="P50" style:family="paragraph" style:parent-style-name="Standard">
      <style:text-properties fo:color="#000000" fo:font-size="15pt" officeooo:rsid="0059c81d" officeooo:paragraph-rsid="0059c81d" style:font-size-asian="15pt" style:font-size-complex="15pt"/>
    </style:style>
    <style:style style:name="P51" style:family="paragraph" style:parent-style-name="Standard">
      <style:text-properties fo:color="#000000" fo:font-size="15pt" officeooo:rsid="005aa87a" officeooo:paragraph-rsid="005aa87a" style:font-size-asian="15pt" style:font-size-complex="15pt"/>
    </style:style>
    <style:style style:name="P52" style:family="paragraph" style:parent-style-name="Standard">
      <style:text-properties fo:color="#000000" fo:font-size="15pt" officeooo:rsid="005b8a86" officeooo:paragraph-rsid="005b8a86" style:font-size-asian="15pt" style:font-size-complex="15pt"/>
    </style:style>
    <style:style style:name="P53" style:family="paragraph" style:parent-style-name="Standard">
      <style:text-properties fo:color="#000000" fo:font-size="15pt" officeooo:rsid="005c39cd" officeooo:paragraph-rsid="005c39cd" style:font-size-asian="15pt" style:font-size-complex="15pt"/>
    </style:style>
    <style:style style:name="P54" style:family="paragraph" style:parent-style-name="Standard">
      <style:text-properties fo:color="#000000" fo:font-size="15pt" officeooo:rsid="005c39cd" officeooo:paragraph-rsid="005d3d35" style:font-size-asian="15pt" style:font-size-complex="15pt"/>
    </style:style>
    <style:style style:name="P55" style:family="paragraph" style:parent-style-name="Standard">
      <style:text-properties fo:color="#000000" fo:font-size="15pt" officeooo:rsid="005e8762" officeooo:paragraph-rsid="005e8762" style:font-size-asian="15pt" style:font-size-complex="15pt"/>
    </style:style>
    <style:style style:name="P56" style:family="paragraph" style:parent-style-name="Standard">
      <style:text-properties fo:color="#000000" fo:font-size="15pt" officeooo:rsid="00600d28" officeooo:paragraph-rsid="00600d28" style:font-size-asian="15pt" style:font-size-complex="15pt"/>
    </style:style>
    <style:style style:name="P57" style:family="paragraph" style:parent-style-name="Standard">
      <style:text-properties fo:color="#000000" fo:font-size="15pt" officeooo:rsid="00600d28" officeooo:paragraph-rsid="006783ad" style:font-size-asian="15pt" style:font-size-complex="15pt"/>
    </style:style>
    <style:style style:name="P58" style:family="paragraph" style:parent-style-name="Standard">
      <style:text-properties fo:color="#000000" fo:font-size="15pt" officeooo:rsid="0060a2d7" officeooo:paragraph-rsid="0060a2d7" style:font-size-asian="15pt" style:font-size-complex="15pt"/>
    </style:style>
    <style:style style:name="P59" style:family="paragraph" style:parent-style-name="Standard">
      <style:text-properties fo:color="#000000" fo:font-size="15pt" officeooo:rsid="0061bdb7" officeooo:paragraph-rsid="0061bdb7" style:font-size-asian="15pt" style:font-size-complex="15pt"/>
    </style:style>
    <style:style style:name="P60" style:family="paragraph" style:parent-style-name="Standard">
      <style:text-properties fo:color="#000000" fo:font-size="15pt" officeooo:rsid="006460ea" officeooo:paragraph-rsid="006460ea" style:font-size-asian="15pt" style:font-size-complex="15pt"/>
    </style:style>
    <style:style style:name="P61" style:family="paragraph" style:parent-style-name="Standard">
      <style:text-properties fo:color="#000000" fo:font-size="15pt" officeooo:rsid="006460ea" officeooo:paragraph-rsid="0064b43a" style:font-size-asian="15pt" style:font-size-complex="15pt"/>
    </style:style>
    <style:style style:name="P62" style:family="paragraph" style:parent-style-name="Standard">
      <style:text-properties fo:color="#000000" fo:font-size="15pt" officeooo:rsid="00658e26" officeooo:paragraph-rsid="00658e26" style:font-size-asian="15pt" style:font-size-complex="15pt"/>
    </style:style>
    <style:style style:name="P63" style:family="paragraph" style:parent-style-name="Standard">
      <style:text-properties fo:font-size="15pt" officeooo:rsid="00311788" officeooo:paragraph-rsid="00311788" style:font-size-asian="15pt" style:font-size-complex="15pt"/>
    </style:style>
    <style:style style:name="P64" style:family="paragraph" style:parent-style-name="Standard">
      <style:text-properties fo:font-size="15pt" officeooo:rsid="0038b2ea" officeooo:paragraph-rsid="0038b2ea" style:font-size-asian="15pt" style:font-size-complex="15pt"/>
    </style:style>
    <style:style style:name="P65" style:family="paragraph" style:parent-style-name="Standard">
      <style:text-properties fo:color="#000000" fo:font-size="15pt" officeooo:rsid="00393661" officeooo:paragraph-rsid="00393661" style:font-size-asian="15pt" style:font-size-complex="15pt"/>
    </style:style>
    <style:style style:name="P66" style:family="paragraph" style:parent-style-name="Standard">
      <style:text-properties fo:color="#000000" fo:font-size="15pt" officeooo:rsid="003a725b" officeooo:paragraph-rsid="003a725b" style:font-size-asian="15pt" style:font-size-complex="15pt"/>
    </style:style>
    <style:style style:name="P67" style:family="paragraph" style:parent-style-name="Standard">
      <style:text-properties fo:color="#000000" fo:font-size="15pt" officeooo:rsid="003b909c" officeooo:paragraph-rsid="003b909c" style:font-size-asian="15pt" style:font-size-complex="15pt"/>
    </style:style>
    <style:style style:name="P68" style:family="paragraph" style:parent-style-name="Standard">
      <style:text-properties fo:color="#000000" fo:font-size="15pt" officeooo:rsid="003d6ec9" officeooo:paragraph-rsid="003d6ec9" style:font-size-asian="15pt" style:font-size-complex="15pt"/>
    </style:style>
    <style:style style:name="P69" style:family="paragraph" style:parent-style-name="Standard">
      <style:text-properties fo:color="#000000" fo:font-size="15pt" officeooo:rsid="003e5a9a" officeooo:paragraph-rsid="003e5a9a" style:font-size-asian="15pt" style:font-size-complex="15pt"/>
    </style:style>
    <style:style style:name="P70" style:family="paragraph" style:parent-style-name="Standard">
      <style:text-properties fo:color="#000000" fo:font-size="15pt" officeooo:rsid="00414801" officeooo:paragraph-rsid="00414801" style:font-size-asian="15pt" style:font-size-complex="15pt"/>
    </style:style>
    <style:style style:name="P71" style:family="paragraph" style:parent-style-name="Standard">
      <style:text-properties fo:color="#000000" fo:font-size="15pt" officeooo:rsid="00414801" officeooo:paragraph-rsid="004b3674" style:font-size-asian="15pt" style:font-size-complex="15pt"/>
    </style:style>
    <style:style style:name="P72" style:family="paragraph" style:parent-style-name="Standard">
      <style:text-properties fo:color="#000000" fo:font-size="15pt" officeooo:rsid="0044465a" officeooo:paragraph-rsid="0044465a" style:font-size-asian="15pt" style:font-size-complex="15pt"/>
    </style:style>
    <style:style style:name="P73" style:family="paragraph" style:parent-style-name="Standard">
      <style:text-properties fo:color="#000000" fo:font-size="15pt" officeooo:rsid="0044465a" officeooo:paragraph-rsid="00454a3e" style:font-size-asian="15pt" style:font-size-complex="15pt"/>
    </style:style>
    <style:style style:name="P74" style:family="paragraph" style:parent-style-name="Standard">
      <style:text-properties fo:color="#000000" fo:font-size="15pt" officeooo:rsid="00454a3e" officeooo:paragraph-rsid="00454a3e" style:font-size-asian="15pt" style:font-size-complex="15pt"/>
    </style:style>
    <style:style style:name="P75" style:family="paragraph" style:parent-style-name="Standard">
      <style:text-properties fo:color="#000000" fo:font-size="15pt" officeooo:rsid="0046d62a" officeooo:paragraph-rsid="0046d62a" style:font-size-asian="15pt" style:font-size-complex="15pt"/>
    </style:style>
    <style:style style:name="P76" style:family="paragraph" style:parent-style-name="Standard">
      <style:text-properties fo:color="#000000" fo:font-size="15pt" officeooo:rsid="004d7940" officeooo:paragraph-rsid="004d7940" style:font-size-asian="15pt" style:font-size-complex="15pt"/>
    </style:style>
    <style:style style:name="P77" style:family="paragraph" style:parent-style-name="Standard">
      <style:text-properties fo:color="#000000" fo:font-size="15pt" officeooo:rsid="005d014f" officeooo:paragraph-rsid="005d3d35" style:font-size-asian="15pt" style:font-size-complex="15pt"/>
    </style:style>
    <style:style style:name="P78" style:family="paragraph" style:parent-style-name="Standard">
      <style:text-properties fo:color="#000000" fo:font-size="15pt" officeooo:rsid="0066bca4" officeooo:paragraph-rsid="006783ad" style:font-size-asian="15pt" style:font-size-complex="15pt"/>
    </style:style>
    <style:style style:name="T1" style:family="text">
      <style:text-properties officeooo:rsid="000c0f85"/>
    </style:style>
    <style:style style:name="T2" style:family="text">
      <style:text-properties officeooo:rsid="00100638"/>
    </style:style>
    <style:style style:name="T3" style:family="text">
      <style:text-properties officeooo:rsid="00103a18"/>
    </style:style>
    <style:style style:name="T4" style:family="text">
      <style:text-properties officeooo:rsid="0014b1ea"/>
    </style:style>
    <style:style style:name="T5" style:family="text">
      <style:text-properties officeooo:rsid="00165053"/>
    </style:style>
    <style:style style:name="T6" style:family="text">
      <style:text-properties officeooo:rsid="001cd6fa"/>
    </style:style>
    <style:style style:name="T7" style:family="text">
      <style:text-properties officeooo:rsid="0025e9a9"/>
    </style:style>
    <style:style style:name="T8" style:family="text">
      <style:text-properties officeooo:rsid="002ab99d"/>
    </style:style>
    <style:style style:name="T9" style:family="text">
      <style:text-properties officeooo:rsid="002c9197"/>
    </style:style>
    <style:style style:name="T10" style:family="text">
      <style:text-properties officeooo:rsid="0030aa7d"/>
    </style:style>
    <style:style style:name="T11" style:family="text">
      <style:text-properties officeooo:rsid="00311788"/>
    </style:style>
    <style:style style:name="T12" style:family="text">
      <style:text-properties officeooo:rsid="0032c2f7"/>
    </style:style>
    <style:style style:name="T13" style:family="text">
      <style:text-properties officeooo:rsid="00376b14"/>
    </style:style>
    <style:style style:name="T14" style:family="text">
      <style:text-properties fo:color="#cc0000"/>
    </style:style>
    <style:style style:name="T15" style:family="text">
      <style:text-properties fo:color="#cc0000" officeooo:rsid="00311788"/>
    </style:style>
    <style:style style:name="T16" style:family="text">
      <style:text-properties officeooo:rsid="0038b2ea"/>
    </style:style>
    <style:style style:name="T17" style:family="text">
      <style:text-properties fo:color="#000000"/>
    </style:style>
    <style:style style:name="T18" style:family="text">
      <style:text-properties fo:color="#000000" officeooo:rsid="0040319d"/>
    </style:style>
    <style:style style:name="T19" style:family="text">
      <style:text-properties officeooo:rsid="00486601"/>
    </style:style>
    <style:style style:name="T20" style:family="text">
      <style:text-properties officeooo:rsid="004eecd7"/>
    </style:style>
    <style:style style:name="T21" style:family="text">
      <style:text-properties officeooo:rsid="00513d53"/>
    </style:style>
    <style:style style:name="T22" style:family="text">
      <style:text-properties officeooo:rsid="00525a5e"/>
    </style:style>
    <style:style style:name="T23" style:family="text">
      <style:text-properties officeooo:rsid="00543791"/>
    </style:style>
    <style:style style:name="T24" style:family="text">
      <style:text-properties officeooo:rsid="00575c6e"/>
    </style:style>
    <style:style style:name="T25" style:family="text">
      <style:text-properties officeooo:rsid="005b8a86"/>
    </style:style>
    <style:style style:name="T26" style:family="text">
      <style:text-properties officeooo:rsid="005d014f"/>
    </style:style>
    <style:style style:name="T27" style:family="text">
      <style:text-properties officeooo:rsid="005ed126"/>
    </style:style>
    <style:style style:name="T28" style:family="text">
      <style:text-properties officeooo:rsid="0061e249"/>
    </style:style>
    <style:style style:name="T29" style:family="text">
      <style:text-properties officeooo:rsid="006372d6"/>
    </style:style>
    <style:style style:name="T30" style:family="text">
      <style:text-properties officeooo:rsid="0064b43a"/>
    </style:style>
    <style:style style:name="T31" style:family="text">
      <style:text-properties officeooo:rsid="00658e26"/>
    </style:style>
    <style:style style:name="T32" style:family="text">
      <style:text-properties officeooo:rsid="00669fff"/>
    </style:style>
    <style:style style:name="T33" style:family="text">
      <style:text-properties officeooo:rsid="0066bca4"/>
    </style:style>
    <style:style style:name="T34" style:family="text">
      <style:text-properties officeooo:rsid="0069882d"/>
    </style:style>
    <style:style style:name="T35" style:family="text">
      <style:text-properties officeooo:rsid="006b6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04 </text:p>
      <text:p text:style-name="P1"/>
      <text:p text:style-name="P1">1, 索引（外键）　</text:p>
      <text:p text:style-name="P1">　foreign key </text:p>
      <text:p text:style-name="P1"><text:span text:style-name="T1">１</text:span>,定义：让当前表的字段值在另一张表的范围内去选择　</text:p>
      <text:p text:style-name="P1">２．　语法格式</text:p>
      <text:p text:style-name="P1">create table 表名(xxxxxxxxx,foreign(参考字段名字）</text:p>
      <text:p text:style-name="P1">references 主表(被参考字段名) <text:s/></text:p>
      <text:p text:style-name="P1">on delete 级联动作 <text:s/></text:p>
      <text:p text:style-name="P1">on updata 级联动作;</text:p>
      <text:p text:style-name="P1"/>
      <text:p text:style-name="P16"><text:s/>create table jftab( id int primary key, <text:s/>name varchar(20) not null,class char(5),money smallint);</text:p>
      <text:p text:style-name="P16"/>
      <text:p text:style-name="P15"><text:s/>create table bjtab(stu_id int,name varchar(20),money smallint,foreign key(stu_id) references jftab(id) on delete cascade on updata cascade);</text:p>
      <text:p text:style-name="P1"/>
      <text:p text:style-name="P2">３　使用规则　</text:p>
      <text:p text:style-name="P2">　　１　主表，从表字段数据类型要一致　</text:p>
      <text:p text:style-name="P3">　　２　主表中被参考字段一般是主键　</text:p>
      <text:p text:style-name="P8"/>
      <text:p text:style-name="P4">４　示例　</text:p>
      <text:p text:style-name="P4"/>
      <text:p text:style-name="P5">　１，表１　缴费信息表（财务）<text:span text:style-name="T2">jftab</text:span></text:p>
      <text:p text:style-name="P6">　　　　id 姓名　班级　缴费金额</text:p>
      <text:p text:style-name="P7">　　　　　１，唐伯虎　AID07 　300　</text:p>
      <text:p text:style-name="P7">　　　　　２，点秋香　AID07　 300</text:p>
      <text:p text:style-name="P5">　２，表２　学生信息表（班主任）<text:span text:style-name="T2">bjtab </text:span></text:p>
      <text:p text:style-name="P7">　　　　　stu_id 姓名　缴费金额　</text:p>
      <text:p text:style-name="P7">　　　　　３　祝枝山　300　<text:span text:style-name="T3">（报错）　只能添加主表关联字段记录的值</text:span></text:p>
      <text:p text:style-name="P7"/>
      <text:p text:style-name="P7"/>
      <text:p text:style-name="P7"/>
      <text:p text:style-name="P7">删除外键<text:span text:style-name="T4">　</text:span></text:p>
      <text:p text:style-name="P9"><text:soft-page-break/>　alter table 表名　drop foreign key 外键名;</text:p>
      <text:p text:style-name="P9"><text:s text:c="3"/>外键名查看<text:span text:style-name="T5">：show create table 表名；</text:span></text:p>
      <text:p text:style-name="P7"/>
      <text:p text:style-name="P7">主键绑定一个外键<text:span text:style-name="T35">　必须先删掉外键　再删主键</text:span></text:p>
      <text:p text:style-name="P7"/>
      <text:p text:style-name="P7"/>
      <text:p text:style-name="P10">４　已有表添加　</text:p>
      <text:p text:style-name="P10"/>
      <text:p text:style-name="P10">alter table 表名　add foreign key(字段) reference<text:span text:style-name="T6">s</text:span> 主表（关联字段</text:p>
      <text:p text:style-name="P10">on delete 级联动作　</text:p>
      <text:p text:style-name="P10">on update 级联动作</text:p>
      <text:p text:style-name="P14"/>
      <text:p text:style-name="P10"/>
      <text:p text:style-name="P14">alter table bjtab add foreign key(stu_id) reference jftab(id) </text:p>
      <text:p text:style-name="P14">on delete set null</text:p>
      <text:p text:style-name="P14">on u<text:span text:style-name="T6">p</text:span>date set null;</text:p>
      <text:p text:style-name="P14"/>
      <text:p text:style-name="P14"/>
      <text:p text:style-name="P14"/>
      <text:p text:style-name="P10">5 <text:span text:style-name="T34">　</text:span>级联动作　</text:p>
      <text:p text:style-name="P10">　　１，　cascade </text:p>
      <text:p text:style-name="P10">　　　　数据级联删除，级联更新（参考字段）　</text:p>
      <text:p text:style-name="P10">　　２，　restrict (默认) <text:s/></text:p>
      <text:p text:style-name="P10">　　　　从表中有相关联记录，不允许主表操作，</text:p>
      <text:p text:style-name="P13">　　３，　set null 　</text:p>
      <text:p text:style-name="P13">　　　　主表删除更新时候　主表相关联记录字段值为null</text:p>
      <text:p text:style-name="P13"/>
      <text:p text:style-name="P17"/>
      <text:p text:style-name="P17"/>
      <text:p text:style-name="P17"/>
      <text:p text:style-name="P18">２　嵌套查询（子查询）</text:p>
      <text:p text:style-name="P18"><text:s text:c="5"/>１．定义：把内层查询结果作为外层的查询条件　</text:p>
      <text:p text:style-name="P18">　２．语法：</text:p>
      <text:p text:style-name="P18">　　　select …..from 表名where 字段名 运算符　（select ..from 表名 where 条件）;　</text:p>
      <text:p text:style-name="P19">　</text:p>
      <text:p text:style-name="P19"><text:soft-page-break/></text:p>
      <text:p text:style-name="P19">　３．把攻击力小于平均攻击值的名字和攻击值显示出来，</text:p>
      <text:p text:style-name="P19">　　　１，先求平均值　</text:p>
      <text:p text:style-name="P19">　　　　　select avg(gongji) from sanguo;</text:p>
      <text:p text:style-name="P19">　　　２，找结果　</text:p>
      <text:p text:style-name="P19">　　　　　select name ,gongji from sanguo where gongji&lt; 值;</text:p>
      <text:p text:style-name="P19"/>
      <text:p text:style-name="P19"/>
      <text:p text:style-name="P20">select name,gongji from sanguo where gongji&lt;(select avg(gongji) from sanguo);</text:p>
      <text:p text:style-name="P13"/>
      <text:p text:style-name="P13"/>
      <text:p text:style-name="P22">找出每个国家攻击力最高的英雄的名字和攻击值</text:p>
      <text:p text:style-name="P13"/>
      <text:p text:style-name="P21">select country,name,gongji from sanguo </text:p>
      <text:p text:style-name="P21">where <text:span text:style-name="T9">(country,</text:span>gongji<text:span text:style-name="T9">)</text:span> <text:span text:style-name="T7">in </text:span>(select <text:span text:style-name="T8">country,</text:span>max(gongji) from sanguo group by country) ;</text:p>
      <text:p text:style-name="P21"/>
      <text:p text:style-name="P21"/>
      <text:p text:style-name="P21"/>
      <text:p text:style-name="P23">gongji 不能用＝　因为=号是等于一个数值 group 返回的是三个国家最高攻击数字　用in </text:p>
      <text:p text:style-name="P23"/>
      <text:p text:style-name="P23"/>
      <text:p text:style-name="P23"/>
      <text:p text:style-name="P32">３　多表查询</text:p>
      <text:p text:style-name="P24">　１，两种方式：</text:p>
      <text:p text:style-name="P24">　　　１，笛卡尔积：不加where 条件</text:p>
      <text:p text:style-name="P25">　　　　select ….from t1,t<text:span text:style-name="T10">2; </text:span></text:p>
      <text:p text:style-name="P27">　　　<text:span text:style-name="T13">　</text:span>１，记录多的表的每一条记录，去匹配另一张表的所有记录</text:p>
      <text:p text:style-name="P27">　　　<text:span text:style-name="T13">　</text:span>２，２张表记录条数相同，则后表的每条记录去匹配前表　</text:p>
      <text:p text:style-name="P12"/>
      <text:p text:style-name="P25"><text:span text:style-name="T11">　　　</text:span><text:span text:style-name="T15">２，加where 条件　</text:span></text:p>
      <text:p text:style-name="P63">　　　　select ...from 表１，表２　where 条件; <text:s/></text:p>
      <text:p text:style-name="P24">　　　　　</text:p>
      <text:p text:style-name="P24">　<text:span text:style-name="T12">２，显示省，市详细信息</text:span></text:p>
      <text:p text:style-name="P26"><text:soft-page-break/>　　　　select sheng.s_name,city.c_name from sheng,city where sheng.s_id=city.cfather_id;</text:p>
      <text:p text:style-name="P26">　　　</text:p>
      <text:p text:style-name="P28"><text:s text:c="2"/>　３<text:span text:style-name="T16">，</text:span></text:p>
      <text:p text:style-name="P29">select sheng.s_name,city.c_name,xian.x_name from sheng,city,xian</text:p>
      <text:p text:style-name="P29"><text:s text:c="4"/>-&gt;　where </text:p>
      <text:p text:style-name="P29"><text:s text:c="4"/>-&gt; 　sheng.s_id=city.cfather_id and city.c_id=xian.xfather_id;</text:p>
      <text:p text:style-name="P11"/>
      <text:p text:style-name="P11"/>
      <text:p text:style-name="P11"/>
      <text:p text:style-name="P33">连接查询</text:p>
      <text:p text:style-name="P33"/>
      <text:p text:style-name="P33"/>
      <text:p text:style-name="P36">１，内连接（inner join) </text:p>
      <text:p text:style-name="P66">　１，语法格式　</text:p>
      <text:p text:style-name="P66">　　　select 字段名1,字段名２…from 表１ inner join 表２ on 条件;　</text:p>
      <text:p text:style-name="P67">　　　显示省　市详细信息　</text:p>
      <text:p text:style-name="P68">mysql&gt; select sheng.s_name,city.c_name from sheng inner join city on sheng.s_id=city.cfather_id;</text:p>
      <text:p text:style-name="P36"/>
      <text:p text:style-name="P69">　　　显示省　市　县信息　</text:p>
      <text:p text:style-name="P69">mysql&gt; select sheng.s_name,city.c_name,xian.x_name from sheng </text:p>
      <text:p text:style-name="P30"><text:span text:style-name="T17"><text:s text:c="4"/>-&gt; inner join city inner join xian on sheng.s_id=city.cfather_id and </text:span><text:span text:style-name="T18">　　　　　</text:span><text:span text:style-name="T17">xian.xfather_id=city.c_id;</text:span></text:p>
      <text:p text:style-name="P69"/>
      <text:p text:style-name="P70">或</text:p>
      <text:p text:style-name="P70"/>
      <text:p text:style-name="P71">mysql&gt; select sheng.s_name,city.c_name,xian.x_name from sheng <text:s/></text:p>
      <text:p text:style-name="P71">inner join city on sheng.s_id=city.cfather_id </text:p>
      <text:p text:style-name="P71">inner join xian on city.c_id=xian.xfather_id;</text:p>
      <text:p text:style-name="P69"/>
      <text:p text:style-name="P69"/>
      <text:p text:style-name="P69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２，外连接</text:p>
      <text:p text:style-name="P36">　１，左连接(left join)</text:p>
      <text:p text:style-name="P72">　　１，以左表为主　显示查询结果　</text:p>
      <text:p text:style-name="P31"><text:span text:style-name="T17">　　２，</text:span><text:span text:style-name="T14">select 字段名…… <text:s text:c="3"/>from 表１</text:span></text:p>
      <text:p text:style-name="P34">　　　　left join 表２ on 条件　</text:p>
      <text:p text:style-name="P34">　　　　left join 表３ on 条件　</text:p>
      <text:p text:style-name="P35">　　３，　<text:span text:style-name="T17">要求省　市详细信息　要求省全部显示　</text:span></text:p>
      <text:p text:style-name="P73"/>
      <text:p text:style-name="P37">select sheng.s_name,city.c_name from sheng </text:p>
      <text:p text:style-name="P37"><text:s text:c="4"/>-&gt; left join city on sheng.s_id =city.cfather_id;</text:p>
      <text:p text:style-name="P37"/>
      <text:p text:style-name="P37">显示　省　市　县　详细信息　</text:p>
      <text:p text:style-name="P37"/>
      <text:p text:style-name="P38">select sheng.s_name,city.c_name,xian.x_name from sheng </text:p>
      <text:p text:style-name="P38">left join city on sheng.s_id =city.cfather_id</text:p>
      <text:p text:style-name="P38">left join xian on city.c_id=xian.xfather_id;</text:p>
      <text:p text:style-name="P36"/>
      <text:p text:style-name="P36"/>
      <text:p text:style-name="P36"/>
      <text:p text:style-name="P36"/>
      <text:p text:style-name="P36">　２，右连接(right join)</text:p>
      <text:p text:style-name="P36"/>
      <text:p text:style-name="P75">以右表为主显示查询结果，用法同左连接</text:p>
      <text:p text:style-name="P39">select sheng.s_name,city.c_name,xian.x_name from sheng </text:p>
      <text:p text:style-name="P39"><text:span text:style-name="T19">right</text:span> join city on sheng.s_id =city.cfather_id</text:p>
      <text:p text:style-name="P39"><text:span text:style-name="T19">right </text:span>join xian on city.c_id=xian.xfather_id;</text:p>
      <text:p text:style-name="P39"/>
      <text:p text:style-name="P39"/>
      <text:p text:style-name="P40">５　锁　</text:p>
      <text:p text:style-name="P40">　　１　目的：解决客户端并发访问的冲突问题　</text:p>
      <text:p text:style-name="P41">　　２　不上锁就有不确定性</text:p>
      <text:p text:style-name="P41"/>
      <text:p text:style-name="P42">　　３　锁分类</text:p>
      <text:p text:style-name="P42">　　　１，锁的类型　</text:p>
      <text:p text:style-name="P42">　　　　　读锁（共享锁）</text:p>
      <text:p text:style-name="P42">　　　　查询(select): 加读锁之后，别人不能更改表记录，但可以查询　</text:p>
      <text:p text:style-name="P42"><text:soft-page-break/>　　　２，写锁（互斥锁，排他锁）</text:p>
      <text:p text:style-name="P42">　　　　　更新<text:span text:style-name="T20">（update)：加写锁之后别人不能查，不能改　</text:span></text:p>
      <text:p text:style-name="P42"/>
      <text:p text:style-name="P42">　　　２，锁粒度　</text:p>
      <text:p text:style-name="P43">　　　　１，行级锁<text:span text:style-name="T22">：</text:span>　<text:span text:style-name="T21">innoDB <text:s/>一个存储引擎</text:span></text:p>
      <text:p text:style-name="P45">　　　　　　select : 加读锁，锁１行</text:p>
      <text:p text:style-name="P45">　　　　　　update: 加写锁，锁１行</text:p>
      <text:p text:style-name="P44">　　　　　　　</text:p>
      <text:p text:style-name="P43">　　　　２，表级锁<text:span text:style-name="T23">：MyISAM </text:span></text:p>
      <text:p text:style-name="P46">　　　　　　select :加读锁　，锁一张表</text:p>
      <text:p text:style-name="P47">　　　　　　update: 加写锁　，锁一张表　</text:p>
      <text:p text:style-name="P47"/>
      <text:p text:style-name="P48"/>
      <text:p text:style-name="P48"/>
      <text:p text:style-name="P48">６，存储引擎（engine:处理表的处理器）　</text:p>
      <text:p text:style-name="P48">　１，查看存储引擎</text:p>
      <text:p text:style-name="P48">　　show engines;</text:p>
      <text:p text:style-name="P40">　<text:span text:style-name="T24">２，查看已有表的存储引擎</text:span></text:p>
      <text:p text:style-name="P49">　　show create table 表名;</text:p>
      <text:p text:style-name="P49"/>
      <text:p text:style-name="P50">　３，创建表指定存储引擎</text:p>
      <text:p text:style-name="P50">　　create table 表名(…) engine =引擎,character set utf8;</text:p>
      <text:p text:style-name="P50"/>
      <text:p text:style-name="P51">　４，已有表更改（一般不改）；</text:p>
      <text:p text:style-name="P51">　　alter table 表名 engine=引擎; </text:p>
      <text:p text:style-name="P51"/>
      <text:p text:style-name="P51">常用存储引擎特点　</text:p>
      <text:p text:style-name="P51">１，InnoDB 特点</text:p>
      <text:p text:style-name="P51">　　１，支持事务，支持外键，支持行级锁　</text:p>
      <text:p text:style-name="P51">　　２，共享表空间</text:p>
      <text:p text:style-name="P52">root@tedu:/var/lib/mysql/db4# ls sheng*</text:p>
      <text:p text:style-name="P52">sheng.frm <text:s/>sheng.ibd</text:p>
      <text:p text:style-name="P51">　　　　表名.frm　表结构和索引信息　</text:p>
      <text:p text:style-name="P51">　　　　表名.ibd　表记录<text:span text:style-name="T25">　</text:span></text:p>
      <text:p text:style-name="P51"><text:soft-page-break/>　　</text:p>
      <text:p text:style-name="P51"/>
      <text:p text:style-name="P51">２，MyISAM特点　</text:p>
      <text:p text:style-name="P51"/>
      <text:p text:style-name="P53">　　１，支持表级锁</text:p>
      <text:p text:style-name="P53">　　２，独享表空间　</text:p>
      <text:p text:style-name="P53">　　　表名．frm 　　表结构　</text:p>
      <text:p text:style-name="P53">　　　表名．MYD <text:s text:c="4"/>表记录　<text:span text:style-name="T26">mydata</text:span></text:p>
      <text:p text:style-name="P54"><text:s text:c="14"/>表名. <text:s text:c="2"/>MYI <text:s text:c="6"/>表索引信息　<text:span text:style-name="T26">myindex <text:s text:c="2"/>索引占用物理存储空间</text:span></text:p>
      <text:p text:style-name="P54"/>
      <text:p text:style-name="P77">３，Memory 存储引擎</text:p>
      <text:p text:style-name="P77">　　１，数据存储在内存里，速度快</text:p>
      <text:p text:style-name="P77">　　２，服务器重启，mysql服务重启后表记录消失　</text:p>
      <text:p text:style-name="P54"/>
      <text:p text:style-name="P77">４，如何决定使用哪个存储引擎</text:p>
      <text:p text:style-name="P77">　　１，执行查询操作多的表　MyIASM（使用InnoDB浪费资源）</text:p>
      <text:p text:style-name="P55">我来查询　一张表　－＞　读锁</text:p>
      <text:p text:style-name="P55">其他人　可以进来　查询但不能<text:span text:style-name="T27">写</text:span></text:p>
      <text:p text:style-name="P77">　　２，执行写操作多的表　InnoDB 　</text:p>
      <text:p text:style-name="P53"><text:s text:c="13"/></text:p>
      <text:p text:style-name="P53"/>
      <text:p text:style-name="P53"/>
      <text:p text:style-name="P53"/>
      <text:p text:style-name="P56">7　MySQL用户帐号管理　</text:p>
      <text:p text:style-name="P56">　１，开启MySQL远程连接（该配置文件）　</text:p>
      <text:p text:style-name="P56">　　　１，sudo -i </text:p>
      <text:p text:style-name="P56">　　　２，cd /etc/mysql/mysql.conf.d/</text:p>
      <text:p text:style-name="P56">　　　３，cp mysqld.cnf <text:s/>mysql<text:span text:style-name="T29">d</text:span>.cnf.bak2</text:p>
      <text:p text:style-name="P56">　　　４，subl(vi) <text:s/>mysql<text:span text:style-name="T28">d</text:span>.cnf</text:p>
      <text:p text:style-name="P58">　　　　　#bind-address=127.0.0.1</text:p>
      <text:p text:style-name="P59">　　　　　　把前面＃去掉　保存退出</text:p>
      <text:p text:style-name="P60">　　　　　　按a → <text:s/>改内容-→ 按esc → <text:s/>按shift +: → <text:s/>wq</text:p>
      <text:p text:style-name="P59">　　　５，/etc/init.d/mysql restart </text:p>
      <text:p text:style-name="P56"/>
      <text:p text:style-name="P56"><text:soft-page-break/></text:p>
      <text:p text:style-name="P56">　２，用root 用户添加授权用户　</text:p>
      <text:p text:style-name="P60">　　　１，用root 用户登录mysql </text:p>
      <text:p text:style-name="P60">　　　　　mysql -uroot -p123456 </text:p>
      <text:p text:style-name="P60">　　　２，授权　</text:p>
      <text:p text:style-name="P61">mysq<text:span text:style-name="T30">l&gt; <text:s text:c="17"/></text:span><text:s/><text:span text:style-name="T30">grant 权限列表 on 库名.表名 <text:s text:c="3"/>to <text:s text:c="2"/>"用户名"@"%" identified by "密码" with grant option;</text:span></text:p>
      <text:p text:style-name="P61">　　　　　</text:p>
      <text:p text:style-name="P61">　　　　　　权限列表：　<text:span text:style-name="T31">all privileges , select <text:s/>, update</text:span></text:p>
      <text:p text:style-name="P56"><text:s text:c="27"/>库名．表名：　<text:span text:style-name="T31">db4.* <text:s/>,*.*(所有库所有表）</text:span></text:p>
      <text:p text:style-name="P56"/>
      <text:p text:style-name="P62">３　示例　</text:p>
      <text:p text:style-name="P62">添加授权用户　tiger ,密码123　，对所有库所有表有所有的权限,可从任何<text:span text:style-name="T32">ip连接数据　</text:span></text:p>
      <text:p text:style-name="P56"/>
      <text:p text:style-name="P56"/>
      <text:p text:style-name="P57">添加授权用户<text:span text:style-name="T33">，　tabbit <text:s text:c="2"/>密码　123　对db4所有表　只有select 权限</text:span></text:p>
      <text:p text:style-name="P78">任何id 去连接　</text:p>
      <text:p text:style-name="P56">　３，</text:p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8:49:59.723709910</meta:creation-date>
    <dc:date>2018-09-03T19:31:04.978528333</dc:date>
    <meta:editing-duration>PT6H44M41S</meta:editing-duration>
    <meta:editing-cycles>92</meta:editing-cycles>
    <meta:generator>LibreOffice/5.1.6.2$Linux_X86_64 LibreOffice_project/10m0$Build-2</meta:generator>
    <meta:document-statistic meta:table-count="0" meta:image-count="0" meta:object-count="0" meta:page-count="8" meta:paragraph-count="175" meta:word-count="1639" meta:character-count="4609" meta:non-whitespace-character-count="3709"/>
  </office:meta>
</office:document-meta>
</file>